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3000001DF186F8772E43E62EB.png" manifest:media-type="image/png"/>
  <manifest:file-entry manifest:full-path="Pictures/10000001000001FC0000020A2E3F1AB07C662CC8.png" manifest:media-type="image/png"/>
  <manifest:file-entry manifest:full-path="Pictures/10000001000001E0000001ED55A2699534A0D785.png" manifest:media-type="image/png"/>
  <manifest:file-entry manifest:full-path="Pictures/10000000000002160000021CA29CF709DDA675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869cm" draw:shadow-opacity="85%"/>
      <style:paragraph-properties style:writing-mode="lr-tb"/>
    </style:style>
    <style:style style:name="gr3" style:family="graphic" style:parent-style-name="standard">
      <style:graphic-properties svg:stroke-width="0.1cm" svg:stroke-color="#00a933" draw:marker-start="Extrémités_20_de_20_flèche_20_1" draw:marker-start-width="0.45cm" draw:marker-end="Extrémités_20_de_20_flèche_20_2" draw:marker-end-width="0.4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="Extrémités_20_de_20_flèche_20_3" draw:marker-start-width="0.45cm" draw:marker-end="Extrémités_20_de_20_flèche_20_4" draw:marker-end-width="0.4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a933" draw:marker-start="Extrémités_20_de_20_flèche_20_5" draw:marker-start-width="0.45cm" draw:marker-end="Extrémités_20_de_20_flèche_20_6" draw:marker-end-width="0.4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857cm" draw:shadow-opacity="85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619cm" draw:shadow-opacity="85%"/>
      <style:paragraph-properties style:writing-mode="lr-tb"/>
    </style:style>
    <style:style style:name="gr8" style:family="graphic" style:parent-style-name="standard">
      <style:graphic-properties svg:stroke-width="0.1cm" svg:stroke-color="#00a933" draw:marker-start="Extrémités_20_de_20_flèche_20_7" draw:marker-start-width="0.45cm" draw:marker-end="Extrémités_20_de_20_flèche_20_8" draw:marker-end-width="0.4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="Extrémités_20_de_20_flèche_20_9" draw:marker-start-width="0.45cm" draw:marker-end="Extrémités_20_de_20_flèche_20_10" draw:marker-end-width="0.4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8000" draw:marker-start="Extrémités_20_de_20_flèche_20_13" draw:marker-start-width="0.3cm" draw:marker-end="Extrémités_20_de_20_flèche_20_14" draw:marker-end-width="0.3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661cm" draw:shadow-opacity="85%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7cm" draw:shadow-opacity="85%"/>
      <style:paragraph-properties style:writing-mode="lr-tb"/>
    </style:style>
    <style:style style:name="gr13" style:family="graphic" style:parent-style-name="standard">
      <style:graphic-properties svg:stroke-width="0.1cm" svg:stroke-color="#00a933" draw:marker-start="Extrémités_20_de_20_flèche_20_15" draw:marker-start-width="0.3cm" draw:marker-end="Extrémités_20_de_20_flèche_20_16" draw:marker-end-width="0.3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="Extrémités_20_de_20_flèche_20_21" draw:marker-start-width="0.3cm" draw:marker-end="Extrémités_20_de_20_flèche_20_22" draw:marker-end-width="0.3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8000" draw:marker-start="Extrémités_20_de_20_flèche_20_23" draw:marker-start-width="0.3cm" draw:marker-end="Extrémités_20_de_20_flèche_20_24" draw:marker-end-width="0.3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de59" draw:marker-start="Extrémités_20_de_20_flèche_20_25" draw:marker-start-width="0.3cm" draw:marker-end="Extrémités_20_de_20_flèche_20_26" draw:marker-end-width="0.3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0.595cm" draw:shadow-opacity="85%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025cm" draw:shadow-opacity="85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4" style:family="paragraph">
      <loext:graphic-properties draw:fill="solid" draw:fill-color="#ffffff" draw:opacity="85%"/>
      <style:paragraph-properties fo:text-align="center"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 style:writing-mode="lr-tb"/>
      <style:text-properties fo:color="#ff0000" loext:opacity="100%" loext:color-lum-mod="100%" loext:color-lum-off="0%" fo:font-size="18pt" fo:font-weight="bold" style:font-weight-asian="bold" style:font-weight-complex="bold"/>
    </style:style>
    <style:style style:name="P6" style:family="paragraph">
      <loext:graphic-properties draw:fill="solid" draw:fill-color="#ffffff" draw:opacity="85%"/>
      <style:paragraph-properties fo:text-align="center" style:writing-mode="lr-tb"/>
      <style:text-properties fo:color="#ff8000" loext:opacity="100%" loext:color-lum-mod="100%" loext:color-lum-off="0%" fo:font-size="18pt" fo:font-weight="bold" style:font-weight-asian="bold" style:font-weight-complex="bold"/>
    </style:style>
    <style:style style:name="P7" style:family="paragraph">
      <loext:graphic-properties draw:fill="solid" draw:fill-color="#ffffff" draw:opacity="85%"/>
      <style:paragraph-properties fo:text-align="center" style:writing-mode="lr-tb"/>
      <style:text-properties fo:color="#00a933" loext:opacity="100%" loext:color-lum-mod="100%" loext:color-lum-off="0%" fo:font-size="18pt" fo:font-weight="bold" style:font-weight-asian="bold" style:font-weight-complex="bold"/>
    </style:style>
    <style:style style:name="P8" style:family="paragraph">
      <loext:graphic-properties draw:fill="solid" draw:fill-color="#ffffff" draw:opacity="85%"/>
      <style:paragraph-properties fo:text-align="center" style:writing-mode="lr-tb"/>
      <style:text-properties fo:color="#ffff00" loext:opacity="100%" loext:color-lum-mod="100%" loext:color-lum-off="0%" fo:font-size="18pt" fo:font-weight="bold" style:font-weight-asian="bold" style:font-weight-complex="bold"/>
    </style:style>
    <style:style style:name="T1" style:family="text">
      <style:text-properties fo:color="#158466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158466" loext:opacity="100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8000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8000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8000" loext:opacity="100%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a933" loext:opacity="100%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ffff00" loext:opacity="100%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00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93cm" svg:height="9.499cm" svg:x="0cm" svg:y="0cm">
          <draw:image xlink:href="Pictures/10000000000002160000021CA29CF709DDA6753A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.119cm" svg:x="4.249cm" svg:y="4.131cm">
          <draw:text-box>
            <text:p text:style-name="P2"><text:span text:style-name="T1">EP</text:span></text:p>
          </draw:text-box>
        </draw:frame>
        <draw:line draw:style-name="gr3" draw:text-style-name="P2" draw:layer="layout" svg:x1="3.499cm" svg:y1="0.25cm" svg:x2="3.499cm" svg:y2="9.25cm">
          <text:p/>
        </draw:line>
        <draw:frame draw:style-name="gr2" draw:text-style-name="P3" draw:layer="layout" svg:width="1.5cm" svg:height="1.119cm" svg:x="1.249cm" svg:y="4.131cm">
          <draw:text-box>
            <text:p text:style-name="P2"><text:span text:style-name="T2">H</text:span></text:p>
          </draw:text-box>
        </draw:frame>
        <draw:frame draw:style-name="gr1" draw:text-style-name="P1" draw:layer="layout" svg:width="9.25cm" svg:height="9.501cm" svg:x="9.249cm" svg:y="0cm">
          <draw:image xlink:href="Pictures/10000001000001E0000001ED55A2699534A0D785.png" xlink:type="simple" xlink:show="embed" xlink:actuate="onLoad" draw:mime-type="image/png">
            <text:p/>
          </draw:image>
        </draw:frame>
        <draw:line draw:style-name="gr4" draw:text-style-name="P2" draw:layer="layout" svg:x1="12.449cm" svg:y1="0.501cm" svg:x2="12.449cm" svg:y2="4.751cm">
          <text:p/>
        </draw:line>
        <draw:line draw:style-name="gr5" draw:text-style-name="P2" draw:layer="layout" svg:x1="12.449cm" svg:y1="4.751cm" svg:x2="12.449cm" svg:y2="9.251cm">
          <text:p/>
        </draw:line>
        <draw:frame draw:style-name="gr2" draw:text-style-name="P3" draw:layer="layout" svg:width="2cm" svg:height="1.119cm" svg:x="13.199cm" svg:y="6.251cm">
          <draw:text-box>
            <text:p text:style-name="P2"><text:span text:style-name="T1">EP</text:span></text:p>
          </draw:text-box>
        </draw:frame>
        <draw:frame draw:style-name="gr6" draw:text-style-name="P4" draw:layer="layout" svg:width="2.551cm" svg:height="1.119cm" svg:x="13.199cm" svg:y="1.894cm">
          <draw:text-box>
            <text:p text:style-name="P2"><text:span text:style-name="T3">EP</text:span><text:span text:style-name="T4">*0.75</text:span></text:p>
          </draw:text-box>
        </draw:frame>
        <draw:frame draw:style-name="gr7" draw:text-style-name="P5" draw:layer="layout" svg:width="1.5cm" svg:height="0.869cm" svg:x="10.249cm" svg:y="2.001cm">
          <draw:text-box>
            <text:p text:style-name="P2"><text:span text:style-name="T5">H/2</text:span></text:p>
          </draw:text-box>
        </draw:frame>
        <draw:frame draw:style-name="gr7" draw:text-style-name="P3" draw:layer="layout" svg:width="1.5cm" svg:height="0.869cm" svg:x="10.249cm" svg:y="6.501cm">
          <draw:text-box>
            <text:p text:style-name="P2"><text:span text:style-name="T2">H/2</text:span></text:p>
          </draw:text-box>
        </draw:frame>
        <draw:frame draw:style-name="gr1" draw:text-style-name="P1" draw:layer="layout" svg:width="9.24cm" svg:height="9.5cm" svg:x="18.449cm" svg:y="0cm">
          <draw:image xlink:href="Pictures/10000001000001FC0000020A2E3F1AB07C662CC8.png" xlink:type="simple" xlink:show="embed" xlink:actuate="onLoad" draw:mime-type="image/png">
            <text:p/>
          </draw:image>
        </draw:frame>
        <draw:line draw:style-name="gr8" draw:text-style-name="P2" draw:layer="layout" svg:x1="21.219cm" svg:y1="9.076cm" svg:x2="21.219cm" svg:y2="5.826cm">
          <text:p/>
        </draw:line>
        <draw:line draw:style-name="gr9" draw:text-style-name="P2" draw:layer="layout" svg:x1="21.219cm" svg:y1="5.826cm" svg:x2="21.219cm" svg:y2="3.076cm">
          <text:p/>
        </draw:line>
        <draw:line draw:style-name="gr10" draw:text-style-name="P2" draw:layer="layout" svg:x1="21.219cm" svg:y1="3.076cm" svg:x2="21.219cm" svg:y2="0.326cm">
          <text:p/>
        </draw:line>
        <draw:frame draw:style-name="gr2" draw:text-style-name="P3" draw:layer="layout" svg:width="2cm" svg:height="1.119cm" svg:x="21.969cm" svg:y="6.957cm">
          <draw:text-box>
            <text:p text:style-name="P2"><text:span text:style-name="T1">EP</text:span></text:p>
          </draw:text-box>
        </draw:frame>
        <draw:frame draw:style-name="gr11" draw:text-style-name="P6" draw:layer="layout" svg:width="2.531cm" svg:height="1.119cm" svg:x="21.969cm" svg:y="1cm">
          <draw:text-box>
            <text:p text:style-name="P2"><text:span text:style-name="T6">EP</text:span><text:span text:style-name="T7">*0.5</text:span></text:p>
          </draw:text-box>
        </draw:frame>
        <draw:frame draw:style-name="gr12" draw:text-style-name="P6" draw:layer="layout" svg:width="1.5cm" svg:height="0.95cm" svg:x="18.969cm" svg:y="0.876cm">
          <draw:text-box>
            <text:p text:style-name="P2"><text:span text:style-name="T8">H/3</text:span></text:p>
          </draw:text-box>
        </draw:frame>
        <draw:frame draw:style-name="gr12" draw:text-style-name="P5" draw:layer="layout" svg:width="1.5cm" svg:height="0.95cm" svg:x="18.969cm" svg:y="4.126cm">
          <draw:text-box>
            <text:p text:style-name="P2"><text:span text:style-name="T5">H/3</text:span></text:p>
          </draw:text-box>
        </draw:frame>
        <draw:frame draw:style-name="gr12" draw:text-style-name="P7" draw:layer="layout" svg:width="1.5cm" svg:height="0.95cm" svg:x="18.969cm" svg:y="7.076cm">
          <draw:text-box>
            <text:p text:style-name="P2"><text:span text:style-name="T9">H/3</text:span></text:p>
          </draw:text-box>
        </draw:frame>
        <draw:frame draw:style-name="gr1" draw:text-style-name="P1" draw:layer="layout" svg:width="9.26cm" svg:height="9.5cm" svg:x="27.601cm" svg:y="0cm">
          <draw:image xlink:href="Pictures/10000001000001D3000001DF186F8772E43E62EB.png" xlink:type="simple" xlink:show="embed" xlink:actuate="onLoad" draw:mime-type="image/png">
            <text:p/>
          </draw:image>
        </draw:frame>
        <draw:line draw:style-name="gr13" draw:text-style-name="P2" draw:layer="layout" svg:x1="30.869cm" svg:y1="9.108cm" svg:x2="30.869cm" svg:y2="6.108cm">
          <text:p/>
        </draw:line>
        <draw:line draw:style-name="gr14" draw:text-style-name="P2" draw:layer="layout" svg:x1="30.869cm" svg:y1="6.108cm" svg:x2="30.869cm" svg:y2="4.108cm">
          <text:p/>
        </draw:line>
        <draw:line draw:style-name="gr15" draw:text-style-name="P2" draw:layer="layout" svg:x1="30.869cm" svg:y1="4.108cm" svg:x2="30.869cm" svg:y2="2.358cm">
          <text:p/>
        </draw:line>
        <draw:line draw:style-name="gr16" draw:text-style-name="P2" draw:layer="layout" svg:x1="30.869cm" svg:y1="2.358cm" svg:x2="30.869cm" svg:y2="0.358cm">
          <text:p/>
        </draw:line>
        <draw:frame draw:style-name="gr17" draw:text-style-name="P8" draw:layer="layout" svg:width="2.531cm" svg:height="1.119cm" svg:x="31.75cm" svg:y="0.881cm">
          <draw:text-box>
            <text:p text:style-name="P2"><text:span text:style-name="T10">EP</text:span><text:span text:style-name="T11">*0.25</text:span></text:p>
          </draw:text-box>
        </draw:frame>
        <draw:frame draw:style-name="gr18" draw:text-style-name="P8" draw:layer="layout" svg:width="1.75cm" svg:height="1.275cm" svg:x="28.219cm" svg:y="0.746cm">
          <draw:text-box>
            <text:p text:style-name="P2"><text:span text:style-name="T12">H/4</text:span></text:p>
          </draw:text-box>
        </draw:frame>
        <draw:frame draw:style-name="gr18" draw:text-style-name="P6" draw:layer="layout" svg:width="1.75cm" svg:height="1.275cm" svg:x="28.219cm" svg:y="2.696cm">
          <draw:text-box>
            <text:p text:style-name="P2"><text:span text:style-name="T8">H/4</text:span></text:p>
          </draw:text-box>
        </draw:frame>
        <draw:frame draw:style-name="gr18" draw:text-style-name="P5" draw:layer="layout" svg:width="1.75cm" svg:height="1.275cm" svg:x="28.219cm" svg:y="4.696cm">
          <draw:text-box>
            <text:p text:style-name="P2"><text:span text:style-name="T5">H/4</text:span></text:p>
          </draw:text-box>
        </draw:frame>
        <draw:frame draw:style-name="gr18" draw:text-style-name="P7" draw:layer="layout" svg:width="1.75cm" svg:height="1.275cm" svg:x="28.219cm" svg:y="6.946cm">
          <draw:text-box>
            <text:p text:style-name="P2"><text:span text:style-name="T9">H/4</text:span></text:p>
          </draw:text-box>
        </draw:frame>
        <draw:frame draw:style-name="gr6" draw:text-style-name="P4" draw:layer="layout" svg:width="2.551cm" svg:height="1.119cm" svg:x="21.949cm" svg:y="3.881cm">
          <draw:text-box>
            <text:p text:style-name="P2"><text:span text:style-name="T3">EP</text:span><text:span text:style-name="T4">*0.75</text:span></text:p>
          </draw:text-box>
        </draw:frame>
        <draw:frame draw:style-name="gr2" draw:text-style-name="P3" draw:layer="layout" svg:width="2cm" svg:height="1.119cm" svg:x="31.75cm" svg:y="7cm">
          <draw:text-box>
            <text:p text:style-name="P2"><text:span text:style-name="T1">EP</text:span></text:p>
          </draw:text-box>
        </draw:frame>
        <draw:frame draw:style-name="gr6" draw:text-style-name="P4" draw:layer="layout" svg:width="2.551cm" svg:height="1.119cm" svg:x="31.75cm" svg:y="4.631cm">
          <draw:text-box>
            <text:p text:style-name="P2"><text:span text:style-name="T3">EP</text:span><text:span text:style-name="T4">*0.75</text:span></text:p>
          </draw:text-box>
        </draw:frame>
        <draw:frame draw:style-name="gr11" draw:text-style-name="P6" draw:layer="layout" svg:width="2.531cm" svg:height="1.119cm" svg:x="31.75cm" svg:y="2.5cm">
          <draw:text-box>
            <text:p text:style-name="P2"><text:span text:style-name="T6">EP</text:span><text:span text:style-name="T7">*0.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6.8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19:46.270299144</meta:creation-date>
    <dc:date>2024-02-22T22:36:38.744636969</dc:date>
    <meta:editing-duration>PT1H6M32S</meta:editing-duration>
    <meta:editing-cycles>13</meta:editing-cycles>
    <meta:generator>LibreOffice/7.4.7.2$Linux_X86_64 LibreOffice_project/40$Build-2</meta:generator>
    <meta:document-statistic meta:object-count="34"/>
  </office:meta>
</office:document-meta>
</file>